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37fac" officeooo:paragraph-rsid="00037fac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37fac" officeooo:paragraph-rsid="00037fa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37fac" officeooo:paragraph-rsid="00037fac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ment No 3</text:p>
      <text:p text:style-name="P1"/>
      <text:p text:style-name="P1">D2 83677</text:p>
      <text:p text:style-name="P1"/>
      <text:p text:style-name="P1"/>
      <text:p text:style-name="P1"/>
      <text:p text:style-name="P1"/>
      <text:p text:style-name="P3">1) Does ANSI recognize the data type DATE?</text:p>
      <text:p text:style-name="P2">-&gt;Yes ,date complies with the ANSI standard definition.</text:p>
      <text:p text:style-name="P2"/>
      <text:p text:style-name="P3">2) Which subdivision of SQL is used to insert</text:p>
      <text:p text:style-name="P3">values in tables?</text:p>
      <text:p text:style-name="P2">-&gt;In SQl the DML Data Manipulation Language components have command called an insert command to insert data values in tab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5:10:29.972927182</meta:creation-date>
    <dc:date>2024-03-20T15:12:28.752215926</dc:date>
    <meta:editing-duration>PT1M59S</meta:editing-duration>
    <meta:editing-cycles>1</meta:editing-cycles>
    <meta:document-statistic meta:table-count="0" meta:image-count="0" meta:object-count="0" meta:page-count="1" meta:paragraph-count="7" meta:word-count="53" meta:character-count="306" meta:non-whitespace-character-count="260"/>
    <meta:generator>LibreOffice/7.3.7.2$Linux_X86_64 LibreOffice_project/30$Build-2</meta:generator>
  </office:meta>
</office:document-meta>
</file>